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officeooo:rsid="0005d8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ating functions</text:p>
      <text:p text:style-name="Standard"/>
      <text:p text:style-name="Standard">Informally generating functions are polynomials which can be seen as generating a sequence of integers. The elements of this sequence are formed by plucking out the numerical coefficients of the terms of the generating function from the lowest <text:s/>to the highest ordered term.</text:p>
      <text:p text:style-name="Standard"/>
      <text:p text:style-name="Standard">This sequence assumes significance because each term of the generating function can be interpreted as placeholder for the solution of a particular instance of a counting problem. <text:span text:style-name="T1">Specifically, t</text:span>he coefficient of a term gives the solution for a particular instance of a counting problem <text:span text:style-name="T1">represented by that term</text:span>.</text:p>
      <text:p text:style-name="Standard"/>
      <text:p text:style-name="Standard">A typical way of solving counting problems is to first represent the problem by a generating sequence and determine the order of the term whose coefficient gives the solution. Once this is done calculate the coefficient. Calculating the coefficient, given the generating functions involves algebra. The geometric series and the binomial theorem are of great use herrecure.</text:p>
      <text:p text:style-name="Standard"/>
      <text:p text:style-name="Standard">The common type of counting problems which can be solved using this method is the one of counting distribu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8-16T07:08:21</meta:creation-date>
    <dc:date>2012-10-22T16:36:25</dc:date>
    <dc:creator>Kempa </dc:creator>
    <meta:editing-duration>PT28M8S</meta:editing-duration>
    <meta:editing-cycles>5</meta:editing-cycles>
    <meta:generator>LibreOffice/3.6$Linux_x86 LibreOffice_project/360m1$Build-2</meta:generator>
    <meta:document-statistic meta:table-count="0" meta:image-count="0" meta:object-count="0" meta:page-count="1" meta:paragraph-count="5" meta:word-count="169" meta:character-count="1088" meta:non-whitespace-character-count="923"/>
  </office:meta>
</office:document-meta>
</file>